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font-name="Times New Roman"/>
    </style:style>
    <style:style style:name="T5" style:family="text">
      <style:text-properties style:text-line-through-style="solid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text-position="super 58%"/>
    </style:style>
    <style:style style:name="T8" style:family="text">
      <style:text-properties style:text-line-through-style="none" style:text-position="super 58%" style:font-name="Times New Roman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position="0% 100%"/>
    </style:style>
    <style:style style:name="T10" style:family="text">
      <style:text-properties style:text-line-through-style="none" style:text-position="0% 100%" style:font-name="Times New Roman1"/>
    </style:style>
    <style:style style:name="T11" style:family="text">
      <style:text-properties style:text-line-through-style="none" style:text-position="0% 100%" style:font-name="Times New Roman1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position="0% 100%" style:font-name="Times New Roman"/>
    </style:style>
    <style:style style:name="T13" style:family="text">
      <style:text-properties style:text-line-through-style="none" style:text-position="0% 100%" style:font-name="Times New Roman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Gamliel II</text:p>
      <text:p text:style-name="P5">Additional Places mentioned: Jammi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, Recto]</text:p>
      <text:p text:style-name="P2">Post Biblical/</text:p>
      <text:p text:style-name="P2">42/</text:p>
      <text:p text:style-name="P2"/>
      <text:p text:style-name="P3">[Front Cover, Verso]</text:p>
      <text:p text:style-name="P3">+ could the spirit of Gamliel II have assumed a bodily/ form, what a withering rebuke they would have recieved, who,/ a few days ago, offended the memory of the Sage, and defied/ Judaic rules! <text:s/>A dead Rabbi--so named--<text:span text:style-name="T2">whose corpse</text:span><text:span text:style-name="T6"> clothed in a/ superb official robe, casketted in satin</text:span><text:span text:style-name="T7">2</text:span><text:span text:style-name="T9"> and silver</text:span><text:span text:style-name="T7">1</text:span><text:span text:style-name="T9"> artistically wreathed/ with floral tributes unique in their costliness, was a sight/ to excite the wrath of a </text:span><text:span text:style-name="T3">the</text:span><text:span text:style-name="T9"> real Rabbi, who ordered to be/ interred in </text:span><text:span text:style-name="T3">striking</text:span><text:span text:style-name="T9"> exceptional plainness. <text:s/>But we have lost the simple/ habits that so beautifully distinguished our people, and another/ Gamliel might have tried in vain to prevent </text:span><text:span text:style-name="T3">the</text:span><text:span text:style-name="T9"> a show in the/ Newark synagogue. <text:s/>In Jammia such senseless pageantry/</text:span></text:p>
      <text:p text:style-name="P3"><text:span text:style-name="T9"/></text:p>
      <text:p text:style-name="P3"><text:span text:style-name="T9">[Page 1]</text:span></text:p>
      <text:p text:style-name="P3"><text:span text:style-name="T9">So distant are the intervals which I allow between/ each lecture of mine on post biblical history, that nearly/ always I find it necessary to refresh the memory/ of my hearers, by alluding to the subject treated in/ the preceding one, before I deliver another. <text:s/>When I/ last spoke of the schools flourishing in Judea, I sketched/ very briefly the life-work of </text:span><text:span text:style-name="T3">Jo</text:span><text:span text:style-name="T9"> the successor of/ Johanan Ben Zaccka</text:span><text:span text:style-name="T10">ï</text:span><text:span text:style-name="T12">, the founder of an academy/ of sacred </text:span><text:span text:style-name="T4">learning</text:span><text:span text:style-name="T12"> lore in Jammia. <text:s/>I did not dis-/-guise the fact that Gamliel II had shown at/ times a temper apparently unbecoming of the cha-/-racter of a spiritual guide, but I </text:span><text:span text:style-name="T4">called</text:span><text:span text:style-name="T12"> summoned history/ to my support and defended the Sage from the/ charge of self-will and pride of </text:span><text:soft-page-break/><text:span text:style-name="T12">office. <text:s/>I spe-/-cially proved his </text:span><text:span text:style-name="T4">absence</text:span><text:span text:style-name="T12"> freedom from all ostentation by/ citing the directions he left concerning </text:span><text:span text:style-name="T4">the simplicity of</text:span><text:span text:style-name="T12"> his own burial, when/ funerals were </text:span><text:span text:style-name="T4">universally</text:span><text:span text:style-name="T12"> unwarrantably made public occasions for extravagant/ display. + </text:span><text:span text:style-name="T4">But with the death of Gamliel II</text:span><text:span text:style-name="T12"> would not be allowed, after the </text:span><text:span text:style-name="T4">demise</text:span><text:span text:style-name="T12"> injunction of the </text:span><text:span text:style-name="T4">great chief</text:span><text:span text:style-name="T12"> man/ </text:span><text:span text:style-name="T4">the prestige of the Jammia college,</text:span><text:span text:style-name="T12"> who had presided over its famous school of learning. <text:s/>Now as to the latter, its prestige for the reten-/-tion of which </text:span><text:span text:style-name="T4">the the President thereof</text:span><text:span text:style-name="T12"> Gamliel had been so tenacious, as to incur the/ displeasure of his colleagues, </text:span><text:span text:style-name="T4">died also away. soon</text:span><text:span text:style-name="T12"> vanished at the decease/ of the great chief. </text:span><text:span text:style-name="T4">of its chief</text:span><text:span text:style-name="T12">/</text:span></text:p>
      <text:p text:style-name="P3"><text:span text:style-name="T12"/></text:p>
      <text:p text:style-name="P3"><text:span text:style-name="T12">[Page 2]</text:span></text:p>
      <text:p text:style-name="P6"><text:span text:style-name="T13">For days the deepest gloom and/ sorrow </text:span><text:span text:style-name="T5">began</text:span><text:span text:style-name="T13"> followed. <text:s/>Our ancestors must have believed/ </text:span><text:span text:style-name="T5">that the Syro-Grecian monster--Antiochus Epi-</text:span><text:span text:style-name="T13"> that the whole weight of national sins of ages past had been laid upon them, that/ </text:span><text:span text:style-name="T5">-phanes had resurrected in the person of the</text:span><text:span text:style-name="T13"> they would now be irrecoverably crushed; that the Torah was doomed/ </text:span><text:span text:style-name="T5">hateful Hadrian.</text:span><text:span text:style-name="T13"> to perish together with Israel. <text:s/>The persecution about the year/ 130 of the vulgar era, enacted by </text:span><text:span text:style-name="T5">that Roman</text:span><text:span text:style-name="T13"> Hadrian,/ </text:span><text:span text:style-name="T5">emperor,</text:span><text:span text:style-name="T13"> precluded the possibility of meeting/ to study and keep up the knowledge of the/ written and oral Law. <text:s/>Disobedience to </text:span><text:span text:style-name="T5">this was</text:span><text:span text:style-name="T13"> the commandments of Sinai/ was imposed on penalty of death. <text:s/>Those who dared/ the imperial edict, and in spite of it taught/ and practised the Mosaic ordinances, were flayed/ alive, and endured other manner of tortures too harrowing/ to be described. <text:s/>Indeed, some of the Rabbis, noticing/ that the dread of the executioner led many to/ desert the faith, advised the suspension of all/ religious statutes, </text:span><text:span text:style-name="T5">till more suspicious terms arrived,</text:span><text:span text:style-name="T13"> limiting their recommendation to the ob-/</text:span><text:span text:style-name="T5">recommending only to observe</text:span><text:span text:style-name="T13"> -servance of the rules which/ prohibited under all circumstances, idolatry/ incest and murder. <text:s/>In Talmudical writings/ this </text:span><text:span text:style-name="T5">awfully</text:span><text:span text:style-name="T13"> soul-trying period is known by the name/ of [Hebrew] the period of compulsory apostasy./</text:span></text:p>
      <text:p text:style-name="P6"><text:span text:style-name="T13"/></text:p>
      <text:p text:style-name="P6"><text:span text:style-name="T13">[Page 3]</text:span></text:p>
      <text:p text:style-name="P6"><text:span text:style-name="T13">Simeon who should have succeeded his father in/ the presidential chair at the Academy of Jammia,/ had miraculously escaped death. <text:s/>He hid away in/ parts unknown, perhaps in Babylon--then Parthia--, where/ an immense population of Jews had lived since/ the </text:span><text:span text:style-name="T5">first</text:span><text:span text:style-name="T13"> destruction of the first Temple. <text:s/>Happily,/ the murky clouds lowering over the heads of our people, scattered away, the persecution for conscience sake, </text:span><text:span text:style-name="T5">set in</text:span><text:span text:style-name="T13"> incited by the/ hateful Hadrian, </text:span><text:span text:style-name="T5">did</text:span><text:span text:style-name="T13"> was not </text:span><text:span text:style-name="T5">continue long</text:span><text:span text:style-name="T13"> of very long duration. <text:s/></text:span><text:span text:style-name="T5">A just</text:span><text:span text:style-name="T13"> God/ "whose eyes are too pure to behold inequity" [Hebrew] avenged our cause and the would be philosopher,/ who tyrannized over </text:span><text:span text:style-name="T5">our people a remnant of Israel</text:span><text:span text:style-name="T13"> the seed of Abraham, </text:span><text:span text:style-name="T5">perished</text:span><text:span text:style-name="T13"> expired amidst/ insufferable bodily pains, which his pretended stoi-/-cism could not allay. <text:s/>The ascending of/ Antoninus, deservedly called "pious," upon the/ throne at Rome, was a joyful event to down/ trodden Israel. <text:s/>The new emperor-broad minded/ and cultured--had rescinded the cruel mandate of/ his predecessor, and allowed the Jews to follow/ their ancient creed and disseminate their learning./ <text:s/>The Talmud naturally sees in Antonius a benefact-/-or, and surrounds his name with a legendary/ drawn from the minds appreciative of the worth of the good &amp; great sovereign/</text:span></text:p>
      <text:p text:style-name="P6"><text:span text:style-name="T13"/></text:p>
      <text:p text:style-name="P6"><text:span text:style-name="T13">[Page 4]</text:span></text:p>
      <text:p text:style-name="P6"><text:span text:style-name="T13">All hopes of </text:span><text:span text:style-name="T5">recovering retrieving</text:span><text:span text:style-name="T13"> regaining political independ-/-ence had fled, since the last ineffectual struggle/ under Bar Cocheba, and the bloody massacre at Bither,/ but the facility </text:span><text:span text:style-name="T5">received</text:span><text:span text:style-name="T13"> now obtained to make the Bible/ and the traditions imperishable, was a boon which/ our progenitors valued beyond all price. <text:s/>The/ schools reopened, and a</text:span><text:span text:style-name="T8">2</text:span><text:span text:style-name="T13"> wider scope; </text:span><text:span text:style-name="T5">and</text:span><text:span text:style-name="T13"> a</text:span><text:span text:style-name="T8">1</text:span><text:span text:style-name="T13"> fresher/ </text:span><text:span text:style-name="T5">vigor</text:span><text:span text:style-name="T13"> impulse was </text:span><text:span text:style-name="T5">imparted to</text:span><text:span text:style-name="T13"> given them. <text:s/>Simeon had/ returned from his place of concealment </text:span><text:span text:style-name="T5">at</text:span><text:span text:style-name="T13"> as soon as the/ tidings of brighter prospects for the future of Ju-/-daism had reached his ears. <text:s/></text:span><text:span text:style-name="T5">He had gone</text:span><text:span text:style-name="T13"> He went to Jammia, </text:span><text:span text:style-name="T5">that he might</text:span><text:span text:style-name="T13"> with a view to/ revive the glory of the spot associated with the/ honored name of his parent, but the most illustrious/ Sages of his time, who had outlived the persecution,/ had established an academy in a city called/ Obsha. <text:s/>Simeon </text:span><text:span text:style-name="T5">discovered</text:span><text:span text:style-name="T13"> perceived that the supremacy/ once enjoyed by Jammia </text:span><text:soft-page-break/><text:span text:style-name="T13">could not be recovered,/ and </text:span><text:span text:style-name="T5">he</text:span><text:span text:style-name="T13"> joining his colleagues </text:span><text:span text:style-name="T5">in Obsha</text:span><text:span text:style-name="T13"> was acknowledged in Obsha as chief by reason of his </text:span><text:span text:style-name="T5">descent</text:span><text:span text:style-name="T13"> lineal descent from Hillel. <text:s/>Before/ I cease speaking of the school of learning, founded </text:span><text:span text:style-name="T5">by</text:span><text:span text:style-name="T13"> through/ the zeal of Johanan Ben Zaccka</text:span><text:span text:style-name="T11">ï</text:span><text:span text:style-name="T13">, and </text:span><text:span text:style-name="T5">celebrated deserted</text:span><text:span text:style-name="T13"> abandoned in/ </text:span><text:span text:style-name="T5">Talmudical annals</text:span><text:span text:style-name="T13"> the days of Simeon, I must quote a saying of the/ teachers who were wont to gather</text:span><text:span text:style-name="T5">ed</text:span><text:span text:style-name="T13"> there to impart sacred knowledge./</text:span></text:p>
      <text:p text:style-name="P6"><text:span text:style-name="T13"/></text:p>
      <text:p text:style-name="P6"><text:span text:style-name="T13">[Page 5]</text:span></text:p>
      <text:p text:style-name="P6"><text:span text:style-name="T13"><text:tab/>That saying reveals the </text:span><text:span text:style-name="T5">right</text:span><text:span text:style-name="T13"> true estimation/ in which manual </text:span><text:span text:style-name="T5">labor</text:span><text:span text:style-name="T13"> work, however humble, was/ held by our preceptors of old. <text:s/>We read: [Hebrew]/ [Hebrew]. <text:s/>The Rabbis of Jabn</text:span><text:span text:style-name="T11">è</text:span><text:span text:style-name="T13"> used conversationally to make such/ remarks as these: </text:span><text:span text:style-name="T5">to one another</text:span><text:span text:style-name="T13"> [Hebrew] "I am a/ creature of God, and so is my neighbor; my calling/ is in the city, he has his own in the country. <text:s/>I/ rise early to see to my affairs, and so does he./ <text:s/>In the same manner as my neighbor (a plain/ laborer in the fields) does not </text:span><text:span text:style-name="T5">get</text:span><text:span text:style-name="T13"> grow proud over his vo-/-cation, so ought I never to become haughty/ because of mine. <text:s/></text:span><text:span text:style-name="T5">One</text:span><text:span text:style-name="T13"> You might say: Why, I earn/ vast amounts, he earns only a small sum./ <text:s/></text:span><text:span text:style-name="T5">Let such a one</text:span><text:span text:style-name="T13"> Remember that God </text:span><text:span text:style-name="T5">does</text:span><text:span text:style-name="T13"> did not promise to re-/-gard the rich </text:span><text:span text:style-name="T5">because he can make</text:span><text:span text:style-name="T13"> who could bring in a large offering to the Temple,/ more than the poor who offered little. <text:s/>The heart must/ be right (principles must be correct) to receive a Divine approval. <text:s/></text:span><text:span text:style-name="T5">It means:</text:span><text:span text:style-name="T13"> Let us understand it:/ work is honorable, if pursued with honesty and/ diligence. <text:s/>The horny hand</text:span><text:span text:style-name="T5">s</text:span><text:span text:style-name="T13"> of him who </text:span><text:span text:style-name="T5">handles</text:span><text:span text:style-name="T13"> holds the/ hoe and the pick axe[sic!] </text:span><text:span text:style-name="T5">are</text:span><text:span text:style-name="T13"> is as valuable to society/ as that of the extensive merchant who puts down/ the account of goods exported or imported, or even of that/</text:span></text:p>
      <text:p text:style-name="P6"><text:span text:style-name="T13"/></text:p>
      <text:p text:style-name="P6"><text:span text:style-name="T13">[Page 6]</text:span></text:p>
      <text:p text:style-name="P6"><text:span text:style-name="T13">of him who sits in the hall of legislation and/ writes laws for a people's government. <text:s/>All workers are necessary to the mainte-/-nance of civilized communities. <text:s/>None are despi-/-cable, but the </text:span><text:span text:style-name="T5">hangers on and idlers</text:span><text:span text:style-name="T13"> hangers on and the false./ <text:s/>None but those who fold their arms in idleness, and look up for miracles to ammass[sic!] gold. <text:s/>Beautifully did the last president of the Jammia/ college illustrate in one of his maxims the/ </text:span><text:span text:style-name="T5">principles</text:span><text:span text:style-name="T13"> rules that should guide</text:span><text:span text:style-name="T5">s</text:span><text:span text:style-name="T13"> the creatures of/ the earth in their intercourse. <text:s/>Simeon Ben Gam-/-liel says: "the world exists through the exercise/ of three virtues; truth, justice and peace" [Hebrew]/ Truth is the secret spring of success individually/ and nationally, but when accompanied with a/ sense of justice, which demands that we should do to/ others as we wish to be done by, and with the/ still gentler sentiment </text:span><text:span text:style-name="T5">of</text:span><text:span text:style-name="T13"> --peace--inspiring self control and self-denial/ for the sake of promotion union, then our homes/ are safer than if guarded by </text:span><text:span text:style-name="T5">armed helmetted</text:span><text:span text:style-name="T13"> dreaded soldiers,/ then are our countries </text:span><text:span text:style-name="T5">are</text:span><text:span text:style-name="T13"> protected, better than by/ </text:span><text:span text:style-name="T5">a</text:span><text:span text:style-name="T13"> standing armies. <text:s/>Did the character of Simeon/ son of Gamliel II, </text:span><text:span text:style-name="T5">who</text:span><text:span text:style-name="T13"> the </text:span><text:span text:style-name="T5">sage</text:span><text:span text:style-name="T13"> man who taught so/ well, </text:span><text:span text:style-name="T5">illustrate</text:span><text:span text:style-name="T13"> exemplify his preaching?/</text:span></text:p>
      <text:p text:style-name="P6"><text:span text:style-name="T13"/></text:p>
      <text:p text:style-name="P6"><text:span text:style-name="T13">[Page 7]</text:span></text:p>
      <text:p text:style-name="P6"><text:span text:style-name="T13"><text:tab/>Studying it, I found that the Sage possessed/ </text:span><text:span text:style-name="T5">deep sagacity</text:span><text:span text:style-name="T13"> a keen intellect, enabling him to </text:span><text:span text:style-name="T5">grasp a</text:span><text:span text:style-name="T13"> penetrate into abstruse questions, </text:span><text:span text:style-name="T5">in</text:span><text:span text:style-name="T13">/ </text:span><text:span text:style-name="T5">all its bearings,</text:span><text:span text:style-name="T13"> that he was very learned as a scholar,/ and profound as a thinker, but I discovered also/ that, being human, he was fallible. <text:s/>Hence, his pre-/-sidency was not free from trials of his own creation./ <text:s/>With truth and justice he was girded, but he lacked/ the splendid ornament, which so embellished the/ character of his ancestor Hillel--</text:span><text:span text:style-name="T5">peace</text:span><text:span text:style-name="T13">; a dis-/position to wave the </text:span><text:span text:style-name="T5">right</text:span><text:span text:style-name="T13"> privileges due to his lofty station,/ in order to </text:span><text:span text:style-name="T5">conciliate opponents</text:span><text:span text:style-name="T13"> ensure peace. <text:s/>Like his father/ he seemed to have entertained an exaggerated opinion/ of the dignity of his </text:span><text:span text:style-name="T5">station</text:span><text:span text:style-name="T13"> office, as the recognized chief./ <text:s/>The respect</text:span><text:span text:style-name="T5">ed</text:span><text:span text:style-name="T13"> which he claimed </text:span><text:span text:style-name="T5">and</text:span><text:span text:style-name="T13"> and resolved/ to receive at all hazards in his </text:span><text:span text:style-name="T5">official</text:span><text:span text:style-name="T13"> public capacity, awakened against him to a degree, the/ antagonism which his parent had </text:span><text:span text:style-name="T5">aroused</text:span><text:span text:style-name="T13"> drawn upon him-/-self. <text:s/>But to speak of that and of other/ events connected with the life of Simeon of Jam-/-mia, would be to narrate history in full,/ </text:span><text:span text:style-name="T5">while</text:span><text:span text:style-name="T13"> whereas I </text:span><text:span text:style-name="T5">simply</text:span><text:span text:style-name="T13"> mean to trace </text:span><text:span text:style-name="T5">some</text:span><text:span text:style-name="T13"> some </text:span><text:span text:style-name="T5">short</text:span><text:span text:style-name="T13"> faint outlines simply for/ the instruction of youths, that they may </text:span><text:span text:style-name="T5">learn</text:span><text:span text:style-name="T13"> understand how/ knowledge kept our people alive./</text:span></text:p>
      <text:p text:style-name="P6"><text:soft-page-break/><text:span text:style-name="T13"/></text:p>
      <text:p text:style-name="P6"><text:span text:style-name="T13">[Page 8]</text:span></text:p>
      <text:p text:style-name="P6"><text:span text:style-name="T13">I may nevertheless appropriately remark that/ in more than one respect Simeon illustrated the/ Rabbinical </text:span><text:span text:style-name="T5">adg</text:span><text:span text:style-name="T13"> adage: [Hebrew] "the child is the re-/-production of his parents." <text:s/>He caught the spirit/ of his immortal father. <text:s/>Gamliel II had rebuked extravagance/ at funerals, as a waste and a burdensome </text:span><text:span text:style-name="T5">task</text:span><text:span text:style-name="T13"> tax/ upon the living, and had sought to put an end to/ it by his last will and testament. <text:s/>His son told/ us that "good people do not need a monument over/ their graves. <text:s/>[Hebrew] their words will eternize them."/ <text:s/></text:span><text:span text:style-name="T5">To my mind</text:span><text:span text:style-name="T13"> The sentence of Simeon stands in fiery/ letters before my minds eyes as often as a melancholy duty/ takes me to Jewish cemeteries, and I lament the vast/ sums sunk there in marble and bronze. <text:s/>Rain and/ wind, snow and frost will wear out the most stately/ mausoleums. <text:s/>Posterity may be unable to decipher/ even the names once engraven thereon, but words that/ charity dictates and take a practical shape in the support of/ institutions for the relief of the sick and the aged, for/ the protection of the fatherless and the outcasts; words/ of wisdom which promote </text:span><text:span text:style-name="T5">the knowledge of</text:span><text:span text:style-name="T13"> industry,/</text:span></text:p>
      <text:p text:style-name="P6"><text:span text:style-name="T13"/></text:p>
      <text:p text:style-name="P6"><text:span text:style-name="T13">[Page 9]</text:span></text:p>
      <text:p text:style-name="P6"><text:span text:style-name="T13">counsel thriftness, temperance, change </text:span><text:span text:style-name="T5">vile</text:span><text:span text:style-name="T13"> soul-debasing taverns into/ soul ennobling workshops; words of religion which further the/ cause of learning in schools and seminaries and/ colleges, they are memorials </text:span><text:span text:style-name="T5">perpetual</text:span><text:span text:style-name="T13"> glorious, everlasting/ here and in another world. <text:s/>The men who have/ effectually spoken those words will never die, though/ only a plain stone marks out to his offspring/ the spot where his mortal remains were depo-/sited. <text:s/>Let me say it in the comforting/ language of the psalmist: [Hebrew] "The generation of/ the upright shall be blessed....[Hebrew] "Unto the/ upright there ariseth light in darkness"......[Hebrew]/ "The righteous shall be in eternal remembrance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3:29:40.89</meta:creation-date>
    <meta:document-statistic meta:table-count="0" meta:image-count="0" meta:object-count="0" meta:page-count="5" meta:paragraph-count="83" meta:word-count="2121" meta:character-count="13039"/>
    <dc:date>2013-01-03T14:47:31.98</dc:date>
    <meta:editing-duration>PT49S</meta:editing-duration>
    <meta:editing-cycles>1</meta:editing-cycles>
    <meta:generator>OpenOffice.org/3.4.1$Win32 OpenOffice.org_project/341m1$Build-9593</meta:generator>
  </office:meta>
</office:document-meta>
</file>